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Pictures/2000000A000000DD000000DDF1F7E11A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Pictures/2000000A000000DD000000DDF1F7E11A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Pictures/2000000A000000DD000000DDF1F7E11A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D000000DDF1F7E11A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epido K-fold-10" table:style-name="ta1">
        <table:shapes>
          <draw:frame draw:z-index="0" draw:style-name="gr1" draw:text-style-name="P1" svg:width="15.999cm" svg:height="8.999cm" svg:x="11.856cm" svg:y="3.757cm">
            <draw:object draw:notify-on-update-of-ranges="'Lepido K-fold-10'.C20:'Lepido K-fold-10'.C23 'Lepido K-fold-10'.D20:'Lepido K-fold-10'.D23 'Lepido K-fold-10'.C20:'Lepido K-fold-10'.C23 'Lepido K-fold-10'.E20:'Lepido K-fold-10'.E23 'Lepido K-fold-10'.D24:'Lepido K-fold-10'.D25 'Lepido K-fold-10'.E24:'Lepido K-fold-10'.E2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/>
          <table:table-cell table:style-name="ce2" office:value-type="string" calcext:value-type="string">
            <text:p>KNN</text:p>
          </table:table-cell>
          <table:table-cell office:value-type="string" calcext:value-type="string">
            <text:p>SVM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/>
          <table:table-cell table:style-name="ce2" office:value-type="string" calcext:value-type="string">
            <text:p>HiCo KNN</text:p>
          </table:table-cell>
          <table:table-cell office:value-type="string" calcext:value-type="string">
            <text:p>MoCr KNN</text:p>
          </table:table-cell>
          <table:table-cell office:value-type="string" calcext:value-type="string">
            <text:p>HiCo SVM</text:p>
          </table:table-cell>
          <table:table-cell office:value-type="string" calcext:value-type="string">
            <text:p>MoCr SVM</text:p>
          </table:table-cell>
          <table:table-cell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table:style-name="ce2" office:value-type="float" office:value="0.6" calcext:value-type="float">
            <text:p>0,6</text:p>
          </table:table-cell>
          <table:table-cell office:value-type="float" office:value="0.62" calcext:value-type="float">
            <text:p>0,62</text:p>
          </table:table-cell>
          <table:table-cell office:value-type="float" office:value="0.36" calcext:value-type="float">
            <text:p>0,36</text:p>
          </table:table-cell>
          <table:table-cell office:value-type="float" office:value="0.68" calcext:value-type="float">
            <text:p>0,68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style-name="ce2" office:value-type="string" calcext:value-type="string">
            <text:p>Recall</text:p>
          </table:table-cell>
          <table:table-cell table:style-name="ce2" office:value-type="float" office:value="0.67" calcext:value-type="float">
            <text:p>0,67</text:p>
          </table:table-cell>
          <table:table-cell office:value-type="float" office:value="0.83" calcext:value-type="float">
            <text:p>0,83</text:p>
          </table:table-cell>
          <table:table-cell office:value-type="float" office:value="0.67" calcext:value-type="float">
            <text:p>0,67</text:p>
          </table:table-cell>
          <table:table-cell office:value-type="float" office:value="0.72" calcext:value-type="float">
            <text:p>0,72</text:p>
          </table:table-cell>
          <table:table-cell office:value-type="float" office:value="0.9" calcext:value-type="float">
            <text:p>0,9</text:p>
          </table:table-cell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 table:number-rows-repeated="5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/>
        </table:table-row>
        <table:table-row table:style-name="ro2">
          <table:table-cell table:style-name="ce3" table:formula="of:=(2*[.D20]*[.E20])/([.D20]+[.E20])" office:value-type="float" office:value="0.39" calcext:value-type="float">
            <text:p>0,39</text:p>
          </table:table-cell>
          <table:table-cell/>
          <table:table-cell office:value-type="string" calcext:value-type="string">
            <text:p>HiCo KNN-(0,39;0,39) f:0,39</text:p>
          </table:table-cell>
          <table:table-cell table:number-columns-repeated="2" office:value-type="float" office:value="0.39" calcext:value-type="float">
            <text:p>0,39</text:p>
          </table:table-cell>
          <table:table-cell/>
        </table:table-row>
        <table:table-row table:style-name="ro2">
          <table:table-cell table:style-name="ce3" table:formula="of:=(2*[.D21]*[.E21])/([.D21]+[.E21])" office:value-type="float" office:value="0.594621848739496" calcext:value-type="float">
            <text:p>0,59</text:p>
          </table:table-cell>
          <table:table-cell/>
          <table:table-cell office:value-type="string" calcext:value-type="string">
            <text:p>MoCr KNN-(0,58;0,61) f:0,59</text:p>
          </table:table-cell>
          <table:table-cell office:value-type="float" office:value="0.58" calcext:value-type="float">
            <text:p>0,58</text:p>
          </table:table-cell>
          <table:table-cell office:value-type="float" office:value="0.61" calcext:value-type="float">
            <text:p>0,61</text:p>
          </table:table-cell>
          <table:table-cell/>
        </table:table-row>
        <table:table-row table:style-name="ro3">
          <table:table-cell table:style-name="ce3" table:formula="of:=(2*[.D22]*[.E22])/([.D22]+[.E22])" office:value-type="float" office:value="0.273103448275862" calcext:value-type="float">
            <text:p>0,27</text:p>
          </table:table-cell>
          <table:table-cell/>
          <table:table-cell office:value-type="string" calcext:value-type="string">
            <text:p>HiCo SVM-(0,36;0,22)</text:p>
          </table:table-cell>
          <table:table-cell office:value-type="float" office:value="0.36" calcext:value-type="float">
            <text:p>0,36</text:p>
          </table:table-cell>
          <table:table-cell office:value-type="float" office:value="0.22" calcext:value-type="float">
            <text:p>0,22</text:p>
          </table:table-cell>
          <table:table-cell/>
        </table:table-row>
        <table:table-row table:style-name="ro2">
          <table:table-cell table:style-name="ce3" table:formula="of:=(2*[.D23]*[.E23])/([.D23]+[.E23])" office:value-type="float" office:value="0.385777777777778" calcext:value-type="float">
            <text:p>0,39</text:p>
          </table:table-cell>
          <table:table-cell/>
          <table:table-cell office:value-type="string" calcext:value-type="string">
            <text:p>MoCr SVM-(0,62;0,28) f:0,39</text:p>
          </table:table-cell>
          <table:table-cell office:value-type="float" office:value="0.62" calcext:value-type="float">
            <text:p>0,62</text:p>
          </table:table-cell>
          <table:table-cell office:value-type="float" office:value="0.28" calcext:value-type="float">
            <text:p>0,28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</table:table>
      <table:table table:name="Eretmo K-fold-10" table:style-name="ta1">
        <table:shapes>
          <draw:frame draw:z-index="0" draw:style-name="gr1" draw:text-style-name="P1" svg:width="15.999cm" svg:height="8.999cm" svg:x="11.856cm" svg:y="3.757cm">
            <draw:object draw:notify-on-update-of-ranges="'Eretmo K-fold-10'.C20:'Eretmo K-fold-10'.C23 'Eretmo K-fold-10'.D20:'Eretmo K-fold-10'.D23 'Eretmo K-fold-10'.C20:'Eretmo K-fold-10'.C23 'Eretmo K-fold-10'.E20:'Eretmo K-fold-10'.E23 'Eretmo K-fold-10'.D24:'Eretmo K-fold-10'.D25 'Eretmo K-fold-10'.E24:'Eretmo K-fold-10'.E2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/>
          <table:table-cell table:style-name="ce2" office:value-type="string" calcext:value-type="string">
            <text:p>KNN</text:p>
          </table:table-cell>
          <table:table-cell office:value-type="string" calcext:value-type="string">
            <text:p>SVM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/>
          <table:table-cell table:style-name="ce2" office:value-type="string" calcext:value-type="string">
            <text:p>HiCo KNN</text:p>
          </table:table-cell>
          <table:table-cell office:value-type="string" calcext:value-type="string">
            <text:p>MoCr KNN</text:p>
          </table:table-cell>
          <table:table-cell office:value-type="string" calcext:value-type="string">
            <text:p>HiCo SVM</text:p>
          </table:table-cell>
          <table:table-cell office:value-type="string" calcext:value-type="string">
            <text:p>MoCr SVM</text:p>
          </table:table-cell>
          <table:table-cell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table:style-name="ce2" office:value-type="float" office:value="0.6" calcext:value-type="float">
            <text:p>0,6</text:p>
          </table:table-cell>
          <table:table-cell office:value-type="float" office:value="0.62" calcext:value-type="float">
            <text:p>0,62</text:p>
          </table:table-cell>
          <table:table-cell office:value-type="float" office:value="0.36" calcext:value-type="float">
            <text:p>0,36</text:p>
          </table:table-cell>
          <table:table-cell office:value-type="float" office:value="0.68" calcext:value-type="float">
            <text:p>0,68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style-name="ce2" office:value-type="string" calcext:value-type="string">
            <text:p>Recall</text:p>
          </table:table-cell>
          <table:table-cell table:style-name="ce2" office:value-type="float" office:value="0.67" calcext:value-type="float">
            <text:p>0,67</text:p>
          </table:table-cell>
          <table:table-cell office:value-type="float" office:value="0.83" calcext:value-type="float">
            <text:p>0,83</text:p>
          </table:table-cell>
          <table:table-cell office:value-type="float" office:value="0.67" calcext:value-type="float">
            <text:p>0,67</text:p>
          </table:table-cell>
          <table:table-cell office:value-type="float" office:value="0.72" calcext:value-type="float">
            <text:p>0,72</text:p>
          </table:table-cell>
          <table:table-cell office:value-type="float" office:value="0.9" calcext:value-type="float">
            <text:p>0,9</text:p>
          </table:table-cell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 table:number-rows-repeated="5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/>
        </table:table-row>
        <table:table-row table:style-name="ro2">
          <table:table-cell table:style-name="ce3" table:formula="of:=(2*[.D20]*[.E20])/([.D20]+[.E20])" office:value-type="float" office:value="0.864277456647399" calcext:value-type="float">
            <text:p>0,86</text:p>
          </table:table-cell>
          <table:table-cell/>
          <table:table-cell office:value-type="string" calcext:value-type="string">
            <text:p>HiCo KNN-(0,84;0,89) f:0,86</text:p>
          </table:table-cell>
          <table:table-cell office:value-type="float" office:value="0.84" calcext:value-type="float">
            <text:p>0,84</text:p>
          </table:table-cell>
          <table:table-cell office:value-type="float" office:value="0.89" calcext:value-type="float">
            <text:p>0,89</text:p>
          </table:table-cell>
          <table:table-cell/>
        </table:table-row>
        <table:table-row table:style-name="ro2">
          <table:table-cell table:style-name="ce3" table:formula="of:=(2*[.D21]*[.E21])/([.D21]+[.E21])" office:value-type="float" office:value="0.693333333333333" calcext:value-type="float">
            <text:p>0,69</text:p>
          </table:table-cell>
          <table:table-cell/>
          <table:table-cell office:value-type="string" calcext:value-type="string">
            <text:p>MoCr KNN-(0,91;0,56) f:0,69</text:p>
          </table:table-cell>
          <table:table-cell office:value-type="float" office:value="0.91" calcext:value-type="float">
            <text:p>0,91</text:p>
          </table:table-cell>
          <table:table-cell office:value-type="float" office:value="0.56" calcext:value-type="float">
            <text:p>0,56</text:p>
          </table:table-cell>
          <table:table-cell/>
        </table:table-row>
        <table:table-row table:style-name="ro2">
          <table:table-cell table:style-name="ce3" table:formula="of:=(2*[.D22]*[.E22])/([.D22]+[.E22])" office:value-type="float" office:value="0.588872180451128" calcext:value-type="float">
            <text:p>0,59</text:p>
          </table:table-cell>
          <table:table-cell/>
          <table:table-cell office:value-type="string" calcext:value-type="string">
            <text:p>HiCo SVM-(0,89;0,44) f:0,59</text:p>
          </table:table-cell>
          <table:table-cell office:value-type="float" office:value="0.89" calcext:value-type="float">
            <text:p>0,89</text:p>
          </table:table-cell>
          <table:table-cell office:value-type="float" office:value="0.44" calcext:value-type="float">
            <text:p>0,44</text:p>
          </table:table-cell>
          <table:table-cell/>
        </table:table-row>
        <table:table-row table:style-name="ro2">
          <table:table-cell table:style-name="ce3" table:formula="of:=(2*[.D23]*[.E23])/([.D23]+[.E23])" office:value-type="float" office:value="0.528301886792453" calcext:value-type="float">
            <text:p>0,53</text:p>
          </table:table-cell>
          <table:table-cell/>
          <table:table-cell office:value-type="string" calcext:value-type="string">
            <text:p>MoCr SVM-(0,89;0,44) f:0,53</text:p>
          </table:table-cell>
          <table:table-cell office:value-type="float" office:value="0.5" calcext:value-type="float">
            <text:p>0,5</text:p>
          </table:table-cell>
          <table:table-cell office:value-type="float" office:value="0.56" calcext:value-type="float">
            <text:p>0,56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</table:table>
      <table:table table:name="Dermo K-fold-10" table:style-name="ta1">
        <table:shapes>
          <draw:frame draw:z-index="0" draw:style-name="gr1" draw:text-style-name="P1" svg:width="15.997cm" svg:height="9.005cm" svg:x="12.5cm" svg:y="3.665cm">
            <draw:object draw:notify-on-update-of-ranges="'Dermo K-fold-10'.C20:'Dermo K-fold-10'.C23 'Dermo K-fold-10'.D20:'Dermo K-fold-10'.D23 'Dermo K-fold-10'.C20:'Dermo K-fold-10'.C23 'Dermo K-fold-10'.E20:'Dermo K-fold-10'.E23 'Dermo K-fold-10'.D24:'Dermo K-fold-10'.D25 'Dermo K-fold-10'.E24:'Dermo K-fold-10'.E2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2"/>
        <table:table-row table:style-name="ro1">
          <table:table-cell table:style-name="ce1"/>
          <table:table-cell table:style-name="ce2"/>
          <table:table-cell/>
          <table:table-cell table:style-name="Default" table:number-columns-repeated="2"/>
        </table:table-row>
        <table:table-row table:style-name="ro1">
          <table:table-cell table:style-name="ce1"/>
          <table:table-cell table:style-name="ce2"/>
          <table:table-cell table:number-columns-repeated="3"/>
        </table:table-row>
        <table:table-row table:style-name="ro1" table:number-rows-repeated="2">
          <table:table-cell table:style-name="ce2" table:number-columns-repeated="2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 table:number-rows-repeated="5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2">
          <table:table-cell table:style-name="ce3" table:formula="of:=(2*[.D20]*[.E20])/([.D20]+[.E20])" office:value-type="float" office:value="0.379736842105263" calcext:value-type="float">
            <text:p>0,38</text:p>
          </table:table-cell>
          <table:table-cell/>
          <table:table-cell office:value-type="string" calcext:value-type="string">
            <text:p>HiCo KNN-(0,37;0,39) f:0,38</text:p>
          </table:table-cell>
          <table:table-cell office:value-type="float" office:value="0.37" calcext:value-type="float">
            <text:p>0,37</text:p>
          </table:table-cell>
          <table:table-cell office:value-type="float" office:value="0.39" calcext:value-type="float">
            <text:p>0,39</text:p>
          </table:table-cell>
        </table:table-row>
        <table:table-row table:style-name="ro3">
          <table:table-cell table:style-name="ce3" table:formula="of:=(2*[.D21]*[.E21])/([.D21]+[.E21])" office:value-type="float" office:value="0.974358974358974" calcext:value-type="float">
            <text:p>0,97</text:p>
          </table:table-cell>
          <table:table-cell/>
          <table:table-cell office:value-type="string" calcext:value-type="string">
            <text:p>MoCr KNN-(0,95;1) f:0,97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" table:formula="of:=(2*[.D22]*[.E22])/([.D22]+[.E22])" office:value-type="float" office:value="0.666268656716418" calcext:value-type="float">
            <text:p>0,67</text:p>
          </table:table-cell>
          <table:table-cell/>
          <table:table-cell office:value-type="string" calcext:value-type="string">
            <text:p>HiCo SVM-(0,62;0,72) f:0,67</text:p>
          </table:table-cell>
          <table:table-cell office:value-type="float" office:value="0.62" calcext:value-type="float">
            <text:p>0,62</text:p>
          </table:table-cell>
          <table:table-cell office:value-type="float" office:value="0.72" calcext:value-type="float">
            <text:p>0,72</text:p>
          </table:table-cell>
        </table:table-row>
        <table:table-row table:style-name="ro3">
          <table:table-cell table:style-name="ce3" table:formula="of:=(2*[.D23]*[.E23])/([.D23]+[.E23])" office:value-type="float" office:value="0.947368421052632" calcext:value-type="float">
            <text:p>0,95</text:p>
          </table:table-cell>
          <table:table-cell/>
          <table:table-cell office:value-type="string" calcext:value-type="string">
            <text:p>MoCr SVM-(0,9;1) f:0,9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</table:table-row>
      </table:table>
      <table:table table:name="Chelonia K-fold-10" table:style-name="ta1">
        <table:shapes>
          <draw:frame draw:z-index="0" draw:style-name="gr1" draw:text-style-name="P1" svg:width="15.999cm" svg:height="8.999cm" svg:x="11.856cm" svg:y="3.757cm">
            <draw:object draw:notify-on-update-of-ranges="'Chelonia K-fold-10'.C20:'Chelonia K-fold-10'.C23 'Chelonia K-fold-10'.D20:'Chelonia K-fold-10'.D23 'Chelonia K-fold-10'.C20:'Chelonia K-fold-10'.C23 'Chelonia K-fold-10'.E20:'Chelonia K-fold-10'.E23 'Chelonia K-fold-10'.D24:'Chelonia K-fold-10'.D25 'Chelonia K-fold-10'.E24:'Chelonia K-fold-10'.E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2"/>
        <table:table-row table:style-name="ro1">
          <table:table-cell table:style-name="ce1"/>
          <table:table-cell table:style-name="ce2"/>
          <table:table-cell/>
          <table:table-cell table:style-name="Default" table:number-columns-repeated="2"/>
        </table:table-row>
        <table:table-row table:style-name="ro1">
          <table:table-cell table:style-name="ce1"/>
          <table:table-cell table:style-name="ce2"/>
          <table:table-cell table:number-columns-repeated="3"/>
        </table:table-row>
        <table:table-row table:style-name="ro1" table:number-rows-repeated="2">
          <table:table-cell table:style-name="ce2" table:number-columns-repeated="2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 table:number-rows-repeated="5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2">
          <table:table-cell table:style-name="ce3" table:formula="of:=(2*[.D20]*[.E20])/([.D20]+[.E20])" office:value-type="float" office:value="0.688428571428571" calcext:value-type="float">
            <text:p>0,69</text:p>
          </table:table-cell>
          <table:table-cell/>
          <table:table-cell office:value-type="string" calcext:value-type="string">
            <text:p>HiCo KNN-(0,79;0,61) f:0,69</text:p>
          </table:table-cell>
          <table:table-cell office:value-type="float" office:value="0.79" calcext:value-type="float">
            <text:p>0,79</text:p>
          </table:table-cell>
          <table:table-cell office:value-type="float" office:value="0.61" calcext:value-type="float">
            <text:p>0,61</text:p>
          </table:table-cell>
        </table:table-row>
        <table:table-row table:style-name="ro2">
          <table:table-cell table:style-name="ce3" table:formula="of:=(2*[.D21]*[.E21])/([.D21]+[.E21])" office:value-type="float" office:value="0.688428571428571" calcext:value-type="float">
            <text:p>0,69</text:p>
          </table:table-cell>
          <table:table-cell/>
          <table:table-cell office:value-type="string" calcext:value-type="string">
            <text:p>MoCr KNN-(0,79;0,61) f:0,69</text:p>
          </table:table-cell>
          <table:table-cell office:value-type="float" office:value="0.79" calcext:value-type="float">
            <text:p>0,79</text:p>
          </table:table-cell>
          <table:table-cell office:value-type="float" office:value="0.61" calcext:value-type="float">
            <text:p>0,61</text:p>
          </table:table-cell>
        </table:table-row>
        <table:table-row table:style-name="ro3">
          <table:table-cell table:style-name="ce3" table:formula="of:=(2*[.D22]*[.E22])/([.D22]+[.E22])" office:value-type="float" office:value="0.5" calcext:value-type="float">
            <text:p>0,50</text:p>
          </table:table-cell>
          <table:table-cell/>
          <table:table-cell office:value-type="string" calcext:value-type="string">
            <text:p>HiCo SVM-(0,5;0,5) f:0,5</text:p>
          </table:table-cell>
          <table:table-cell table:number-columns-repeated="2" office:value-type="float" office:value="0.5" calcext:value-type="float">
            <text:p>0,5</text:p>
          </table:table-cell>
        </table:table-row>
        <table:table-row table:style-name="ro2">
          <table:table-cell table:style-name="ce3" table:formula="of:=(2*[.D23]*[.E23])/([.D23]+[.E23])" office:value-type="float" office:value="0.389873417721519" calcext:value-type="float">
            <text:p>0,39</text:p>
          </table:table-cell>
          <table:table-cell/>
          <table:table-cell office:value-type="string" calcext:value-type="string">
            <text:p>MoCr SVM-(0,35;0,44) f:0,39</text:p>
          </table:table-cell>
          <table:table-cell office:value-type="float" office:value="0.35" calcext:value-type="float">
            <text:p>0,35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</table:table-row>
      </table:table>
      <table:table table:name="Caretta K-fold-10" table:style-name="ta1">
        <table:shapes>
          <draw:frame draw:z-index="0" draw:style-name="gr1" draw:text-style-name="P1" svg:width="15.999cm" svg:height="8.999cm" svg:x="11.856cm" svg:y="3.757cm">
            <draw:object draw:notify-on-update-of-ranges="'Caretta K-fold-10'.C20:'Caretta K-fold-10'.C23 'Caretta K-fold-10'.D20:'Caretta K-fold-10'.D23 'Caretta K-fold-10'.C20:'Caretta K-fold-10'.C23 'Caretta K-fold-10'.E20:'Caretta K-fold-10'.E23 'Caretta K-fold-10'.D24:'Caretta K-fold-10'.D25 'Caretta K-fold-10'.E24:'Caretta K-fold-10'.E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2"/>
        <table:table-row table:style-name="ro1">
          <table:table-cell table:style-name="ce1"/>
          <table:table-cell table:style-name="ce2"/>
          <table:table-cell/>
          <table:table-cell table:style-name="Default" table:number-columns-repeated="2"/>
        </table:table-row>
        <table:table-row table:style-name="ro1">
          <table:table-cell table:style-name="ce1"/>
          <table:table-cell table:style-name="ce2"/>
          <table:table-cell table:number-columns-repeated="3"/>
        </table:table-row>
        <table:table-row table:style-name="ro1" table:number-rows-repeated="2">
          <table:table-cell table:style-name="ce2" table:number-columns-repeated="2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 table:number-rows-repeated="5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2">
          <table:table-cell table:style-name="ce3" table:formula="of:=(2*[.D20]*[.E20])/([.D20]+[.E20])" office:value-type="float" office:value="0.683211678832117" calcext:value-type="float">
            <text:p>0,68</text:p>
          </table:table-cell>
          <table:table-cell/>
          <table:table-cell office:value-type="string" calcext:value-type="string">
            <text:p>HiCo KNN-(0,65;0,72) f:0,68</text:p>
          </table:table-cell>
          <table:table-cell office:value-type="float" office:value="0.65" calcext:value-type="float">
            <text:p>0,65</text:p>
          </table:table-cell>
          <table:table-cell office:value-type="float" office:value="0.72" calcext:value-type="float">
            <text:p>0,72</text:p>
          </table:table-cell>
        </table:table-row>
        <table:table-row table:style-name="ro2">
          <table:table-cell table:style-name="ce3" table:formula="of:=(2*[.D21]*[.E21])/([.D21]+[.E21])" office:value-type="float" office:value="0.668776978417266" calcext:value-type="float">
            <text:p>0,67</text:p>
          </table:table-cell>
          <table:table-cell/>
          <table:table-cell office:value-type="string" calcext:value-type="string">
            <text:p>MoCr KNN-(0,56;0,83) f:0,67</text:p>
          </table:table-cell>
          <table:table-cell office:value-type="float" office:value="0.56" calcext:value-type="float">
            <text:p>0,56</text:p>
          </table:table-cell>
          <table:table-cell office:value-type="float" office:value="0.83" calcext:value-type="float">
            <text:p>0,83</text:p>
          </table:table-cell>
        </table:table-row>
        <table:table-row table:style-name="ro2">
          <table:table-cell table:style-name="ce3" table:formula="of:=(2*[.D22]*[.E22])/([.D22]+[.E22])" office:value-type="float" office:value="0.455" calcext:value-type="float">
            <text:p>0,46</text:p>
          </table:table-cell>
          <table:table-cell/>
          <table:table-cell office:value-type="string" calcext:value-type="string">
            <text:p>HiCo SVM-(0,35;0,65) f:0,46</text:p>
          </table:table-cell>
          <table:table-cell office:value-type="float" office:value="0.35" calcext:value-type="float">
            <text:p>0,35</text:p>
          </table:table-cell>
          <table:table-cell office:value-type="float" office:value="0.65" calcext:value-type="float">
            <text:p>0,65</text:p>
          </table:table-cell>
        </table:table-row>
        <table:table-row table:style-name="ro2">
          <table:table-cell table:style-name="ce3" table:formula="of:=(2*[.D23]*[.E23])/([.D23]+[.E23])" office:value-type="float" office:value="0.699428571428571" calcext:value-type="float">
            <text:p>0,70</text:p>
          </table:table-cell>
          <table:table-cell/>
          <table:table-cell office:value-type="string" calcext:value-type="string">
            <text:p>MoCr SVM-(0,68;0,72) f:0,70</text:p>
          </table:table-cell>
          <table:table-cell office:value-type="float" office:value="0.68" calcext:value-type="float">
            <text:p>0,68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 style:data-style-name="N2" text:time-value="00:45:05.22816343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6T12:01:09.708652563</meta:creation-date>
    <dc:date>2016-01-20T08:38:57.242389935</dc:date>
    <meta:editing-duration>P1DT8H11M20S</meta:editing-duration>
    <meta:editing-cycles>34</meta:editing-cycles>
    <meta:generator>LibreOffice/4.2.8.2$Linux_X86_64 LibreOffice_project/420m0$Build-2</meta:generator>
    <meta:document-statistic meta:table-count="5" meta:cell-count="14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" chart:origin="0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 chart:label-position="top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35cm" chart:symbol-height="0.35cm" chart:label-position="bottom">
        <chart:symbol-image xlink:href="Pictures/2000000A000000DD000000DDF1F7E11A.svm" xlink:type="simple" xlink:actuate="onLoad"/>
      </style:chart-properties>
      <style:graphic-properties draw:stroke="dash" draw:stroke-dash="Fine_20_Dashed" svg:stroke-color="#ff420e" draw:fill-color="#ff420e"/>
    </style:style>
    <style:style style:name="ch12" style:family="chart">
      <style:chart-properties chart:solid-type="cuboid" chart:symbol-type="named-symbol" chart:symbol-name="square" chart:symbol-width="0.25cm" chart:symbol-height="0.25cm" chart:label-position="left"/>
    </style:style>
    <style:style style:name="ch13" style:family="chart" style:data-style-name="N0">
      <style:chart-properties chart:symbol-type="none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2cm" svg:y="0.316cm" chart:style-name="ch2">
          <text:p>Chelonia - Precision X Recall</text:p>
        </chart:title>
        <chart:plot-area chart:style-name="ch3" table:cell-range-address="'Chelonia K-fold-10'.C20:'Chelonia K-fold-10'.E23 'Chelonia K-fold-10'.E24:'Chelonia K-fold-10'.E25" chart:data-source-has-labels="both" svg:x="1.331cm" svg:y="1.301cm" svg:width="14.349cm" svg:height="6.538cm">
          <chartooo:coordinate-region svg:x="2.058cm" svg:y="1.5cm" svg:width="13.528cm" svg:height="5.692cm"/>
          <chart:axis chart:dimension="x" chart:name="primary-x" chart:style-name="ch4" chartooo:axis-type="auto">
            <chart:title svg:x="7.773cm" svg:y="8.019cm" chart:style-name="ch5">
              <text:p>Precision</text:p>
            </chart:title>
            <chart:categories table:cell-range-address="'Chelonia K-fold-10'.C20:'Chelonia K-fold-10'.C23"/>
            <chart:grid chart:style-name="ch6" chart:class="major"/>
          </chart:axis>
          <chart:axis chart:dimension="y" chart:name="primary-y" chart:style-name="ch7">
            <chart:title svg:x="0.451cm" svg:y="5.09cm" chart:style-name="ch8">
              <text:p>Recall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'Chelonia K-fold-10'.E20:'Chelonia K-fold-10'.E23" chart:label-cell-address="'Chelonia K-fold-10'.C20:'Chelonia K-fold-10'.C23" chart:class="chart:scatter">
            <chart:domain table:cell-range-address="'Chelonia K-fold-10'.D20:'Chelonia K-fold-10'.D23"/>
            <chart:data-point/>
            <chart:data-point chart:style-name="ch11"/>
            <chart:data-point/>
            <chart:data-point chart:style-name="ch12"/>
          </chart:series>
          <chart:series chart:attached-axis="primary-y" chart:style-name="ch13" chart:values-cell-range-address="'Chelonia K-fold-10'.E24:'Chelonia K-fold-10'.E25" chart:class="chart:scatter">
            <chart:domain table:cell-range-address="'Chelonia K-fold-10'.D24:'Chelonia K-fold-10'.D25"/>
            <chart:regression-curve chart:style-name="ch14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HiCo KNN-(0,79;0,61) f:0,69 MoCr KNN-(0,79;0,61) f:0,69 HiCo SVM-(0,5;0,5) f:0,5 MoCr SVM-(0,35;0,44) f:0,39</text:p>
                <text:list>
                  <text:list-item>
                    <text:p>HiCo KNN-(0,79;0,61) f:0,69</text:p>
                  </text:list-item>
                  <text:list-item>
                    <text:p>MoCr KNN-(0,79;0,61) f:0,69</text:p>
                  </text:list-item>
                  <text:list-item>
                    <text:p>HiCo SVM-(0,5;0,5) f:0,5</text:p>
                  </text:list-item>
                  <text:list-item>
                    <text:p>MoCr SVM-(0,35;0,44) f:0,39</text:p>
                  </text:list-item>
                </text:list>
                <draw:g>
                  <svg:desc>'Chelonia K-fold-10'.C20:'Chelonia K-fold-10'.C23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HiCo KNN-(0,79;0,61) f:0,69</text:p>
                <draw:g>
                  <svg:desc>'Chelonia K-fold-10'.C20:'Chelonia K-fold-10'.C23</svg:desc>
                </draw:g>
              </table:table-cell>
              <table:table-cell office:value-type="float" office:value="0.79">
                <text:p>0.79</text:p>
                <draw:g>
                  <svg:desc>'Chelonia K-fold-10'.D20:'Chelonia K-fold-10'.D23</svg:desc>
                </draw:g>
              </table:table-cell>
              <table:table-cell office:value-type="float" office:value="0.61">
                <text:p>0.61</text:p>
                <draw:g>
                  <svg:desc>'Chelonia K-fold-10'.E20:'Chelonia K-fold-10'.E23</svg:desc>
                </draw:g>
              </table:table-cell>
              <table:table-cell office:value-type="float" office:value="0">
                <text:p>0</text:p>
                <draw:g>
                  <svg:desc>'Chelonia K-fold-10'.D24:'Chelonia K-fold-10'.D25</svg:desc>
                </draw:g>
              </table:table-cell>
              <table:table-cell office:value-type="float" office:value="0">
                <text:p>0</text:p>
                <draw:g>
                  <svg:desc>'Chelonia K-fold-10'.E24:'Chelonia K-fold-10'.E25</svg:desc>
                </draw:g>
              </table:table-cell>
            </table:table-row>
            <table:table-row>
              <table:table-cell office:value-type="string">
                <text:p>MoCr KNN-(0,79;0,61) f:0,69</text:p>
              </table:table-cell>
              <table:table-cell office:value-type="float" office:value="0.79">
                <text:p>0.79</text:p>
              </table:table-cell>
              <table:table-cell office:value-type="float" office:value="0.61">
                <text:p>0.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Co SVM-(0,5;0,5) f:0,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Cr SVM-(0,35;0,44) f:0,39</text:p>
              </table:table-cell>
              <table:table-cell office:value-type="float" office:value="0.35">
                <text:p>0.35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" chart:origin="0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 chart:label-position="left" style:rotation-angle="1"/>
    </style:style>
    <style:style style:name="ch12" style:family="chart">
      <style:chart-properties chart:solid-type="cuboid" chart:symbol-type="named-symbol" chart:symbol-name="square" chart:symbol-width="0.25cm" chart:symbol-height="0.25cm" chart:label-position="left"/>
    </style:style>
    <style:style style:name="ch13" style:family="chart">
      <style:chart-properties chart:solid-type="cuboid" chart:symbol-type="named-symbol" chart:symbol-name="square" chart:symbol-width="0.35cm" chart:symbol-height="0.35cm" chart:label-position="right">
        <chart:symbol-image xlink:href="Pictures/2000000A000000DD000000DDF1F7E11A.svm" xlink:type="simple" xlink:actuate="onLoad"/>
      </style:chart-properties>
      <style:graphic-properties draw:stroke="dash" draw:stroke-dash="Fine_20_Dashed" svg:stroke-color="#ff420e" draw:fill-color="#ff420e"/>
    </style:style>
    <style:style style:name="ch14" style:family="chart" style:data-style-name="N0">
      <style:chart-properties chart:symbol-type="none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52cm" svg:y="0.316cm" chart:style-name="ch2">
          <text:p>Caretta - Precision X Recall</text:p>
        </chart:title>
        <chart:plot-area chart:style-name="ch3" table:cell-range-address="'Caretta K-fold-10'.C20:'Caretta K-fold-10'.E23 'Caretta K-fold-10'.E24:'Caretta K-fold-10'.E25" chart:data-source-has-labels="both" svg:x="1.331cm" svg:y="1.301cm" svg:width="14.349cm" svg:height="6.538cm">
          <chartooo:coordinate-region svg:x="2.058cm" svg:y="1.5cm" svg:width="13.528cm" svg:height="5.692cm"/>
          <chart:axis chart:dimension="x" chart:name="primary-x" chart:style-name="ch4" chartooo:axis-type="auto">
            <chart:title svg:x="7.773cm" svg:y="8.019cm" chart:style-name="ch5">
              <text:p>Precision</text:p>
            </chart:title>
            <chart:categories table:cell-range-address="'Caretta K-fold-10'.C20:'Caretta K-fold-10'.C23"/>
            <chart:grid chart:style-name="ch6" chart:class="major"/>
          </chart:axis>
          <chart:axis chart:dimension="y" chart:name="primary-y" chart:style-name="ch7">
            <chart:title svg:x="0.451cm" svg:y="5.09cm" chart:style-name="ch8">
              <text:p>Recall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'Caretta K-fold-10'.E20:'Caretta K-fold-10'.E23" chart:label-cell-address="'Caretta K-fold-10'.C20:'Caretta K-fold-10'.C23" chart:class="chart:scatter">
            <chart:domain table:cell-range-address="'Caretta K-fold-10'.D20:'Caretta K-fold-10'.D23"/>
            <chart:data-point chart:style-name="ch11"/>
            <chart:data-point/>
            <chart:data-point chart:style-name="ch12"/>
            <chart:data-point chart:style-name="ch13"/>
          </chart:series>
          <chart:series chart:attached-axis="primary-y" chart:style-name="ch14" chart:values-cell-range-address="'Caretta K-fold-10'.E24:'Caretta K-fold-10'.E25" chart:class="chart:scatter">
            <chart:domain table:cell-range-address="'Caretta K-fold-10'.D24:'Caretta K-fold-10'.D25"/>
            <chart:regression-curve chart:style-name="ch15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HiCo KNN-(0,65;0,72) f:0,68 MoCr KNN-(0,56;0,83) f:0,67 HiCo SVM-(0,35;0,65) f:0,46 MoCr SVM-(0,68;0,72) f:0,70</text:p>
                <text:list>
                  <text:list-item>
                    <text:p>HiCo KNN-(0,65;0,72) f:0,68</text:p>
                  </text:list-item>
                  <text:list-item>
                    <text:p>MoCr KNN-(0,56;0,83) f:0,67</text:p>
                  </text:list-item>
                  <text:list-item>
                    <text:p>HiCo SVM-(0,35;0,65) f:0,46</text:p>
                  </text:list-item>
                  <text:list-item>
                    <text:p>MoCr SVM-(0,68;0,72) f:0,70</text:p>
                  </text:list-item>
                </text:list>
                <draw:g>
                  <svg:desc>'Caretta K-fold-10'.C20:'Caretta K-fold-10'.C23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HiCo KNN-(0,65;0,72) f:0,68</text:p>
                <draw:g>
                  <svg:desc>'Caretta K-fold-10'.C20:'Caretta K-fold-10'.C23</svg:desc>
                </draw:g>
              </table:table-cell>
              <table:table-cell office:value-type="float" office:value="0.65">
                <text:p>0.65</text:p>
                <draw:g>
                  <svg:desc>'Caretta K-fold-10'.D20:'Caretta K-fold-10'.D23</svg:desc>
                </draw:g>
              </table:table-cell>
              <table:table-cell office:value-type="float" office:value="0.72">
                <text:p>0.72</text:p>
                <draw:g>
                  <svg:desc>'Caretta K-fold-10'.E20:'Caretta K-fold-10'.E23</svg:desc>
                </draw:g>
              </table:table-cell>
              <table:table-cell office:value-type="float" office:value="0">
                <text:p>0</text:p>
                <draw:g>
                  <svg:desc>'Caretta K-fold-10'.D24:'Caretta K-fold-10'.D25</svg:desc>
                </draw:g>
              </table:table-cell>
              <table:table-cell office:value-type="float" office:value="0">
                <text:p>0</text:p>
                <draw:g>
                  <svg:desc>'Caretta K-fold-10'.E24:'Caretta K-fold-10'.E25</svg:desc>
                </draw:g>
              </table:table-cell>
            </table:table-row>
            <table:table-row>
              <table:table-cell office:value-type="string">
                <text:p>MoCr KNN-(0,56;0,83) f:0,67</text:p>
              </table:table-cell>
              <table:table-cell office:value-type="float" office:value="0.56">
                <text:p>0.56</text:p>
              </table:table-cell>
              <table:table-cell office:value-type="float" office:value="0.83">
                <text:p>0.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Co SVM-(0,35;0,65) f:0,46</text:p>
              </table:table-cell>
              <table:table-cell office:value-type="float" office:value="0.35">
                <text:p>0.35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Cr SVM-(0,68;0,72) f:0,70</text:p>
              </table:table-cell>
              <table:table-cell office:value-type="float" office:value="0.68">
                <text:p>0.68</text:p>
              </table:table-cell>
              <table:table-cell office:value-type="float" office:value="0.72">
                <text:p>0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use-zero" chart:right-angled-axes="true"/>
    </style:style>
    <style:style style:name="ch4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" chart:origin="0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 chart:label-position="botto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 chart:label-position="top"/>
    </style:style>
    <style:style style:name="ch12" style:family="chart">
      <style:chart-properties chart:solid-type="cuboid" chart:symbol-type="named-symbol" chart:symbol-name="square" chart:symbol-width="0.35cm" chart:symbol-height="0.35cm">
        <chart:symbol-image xlink:href="Pictures/2000000A000000DD000000DDF1F7E11A.svm" xlink:type="simple" xlink:actuate="onLoad"/>
      </style:chart-properties>
      <style:graphic-properties draw:stroke="dash" draw:stroke-dash="Fine_20_Dashed" svg:stroke-color="#ff420e" draw:fill-color="#ff420e"/>
    </style:style>
    <style:style style:name="ch13" style:family="chart">
      <style:chart-properties chart:solid-type="cuboid" chart:symbol-type="named-symbol" chart:symbol-name="square" chart:symbol-width="0.25cm" chart:symbol-height="0.25cm" chart:label-position="left"/>
    </style:style>
    <style:style style:name="ch14" style:family="chart" style:data-style-name="N0">
      <style:chart-properties chart:symbol-type="none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217cm" svg:y="0.316cm" chart:style-name="ch2">
          <text:p>Dermo - Precision X Recall</text:p>
        </chart:title>
        <chart:plot-area chart:style-name="ch3" table:cell-range-address="'Dermo K-fold-10'.C20:'Dermo K-fold-10'.E23 'Dermo K-fold-10'.E24:'Dermo K-fold-10'.E25" chart:data-source-has-labels="both" svg:x="0.998cm" svg:y="1.349cm" svg:width="13.683cm" svg:height="6.538cm">
          <chartooo:coordinate-region svg:x="1.725cm" svg:y="1.549cm" svg:width="12.862cm" svg:height="5.691cm"/>
          <chart:axis chart:dimension="x" chart:name="primary-x" chart:style-name="ch4" chartooo:axis-type="auto">
            <chart:title svg:x="7.107cm" svg:y="8.067cm" chart:style-name="ch5">
              <text:p>Precision</text:p>
            </chart:title>
            <chart:categories table:cell-range-address="'Dermo K-fold-10'.C20:'Dermo K-fold-10'.C23"/>
            <chart:grid chart:style-name="ch6" chart:class="major"/>
          </chart:axis>
          <chart:axis chart:dimension="y" chart:name="primary-y" chart:style-name="ch7">
            <chart:title svg:x="0.119cm" svg:y="5.138cm" chart:style-name="ch8">
              <text:p>Recall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'Dermo K-fold-10'.E20:'Dermo K-fold-10'.E23" chart:label-cell-address="'Dermo K-fold-10'.C20:'Dermo K-fold-10'.C23" chart:class="chart:scatter">
            <chart:domain table:cell-range-address="'Dermo K-fold-10'.D20:'Dermo K-fold-10'.D23"/>
            <chart:data-point chart:style-name="ch11"/>
            <chart:data-point chart:style-name="ch12"/>
            <chart:data-point chart:style-name="ch11"/>
            <chart:data-point chart:style-name="ch13"/>
          </chart:series>
          <chart:series chart:attached-axis="primary-y" chart:style-name="ch14" chart:values-cell-range-address="'Dermo K-fold-10'.E24:'Dermo K-fold-10'.E25" chart:class="chart:scatter">
            <chart:domain table:cell-range-address="'Dermo K-fold-10'.D24:'Dermo K-fold-10'.D25"/>
            <chart:regression-curve chart:style-name="ch15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HiCo KNN-(0,37;0,39) f:0,38 MoCr KNN-(0,95;1) f:0,97 HiCo SVM-(0,62;0,72) f:0,67 MoCr SVM-(0,9;1) f:0,95</text:p>
                <text:list>
                  <text:list-item>
                    <text:p>HiCo KNN-(0,37;0,39) f:0,38</text:p>
                  </text:list-item>
                  <text:list-item>
                    <text:p>MoCr KNN-(0,95;1) f:0,97</text:p>
                  </text:list-item>
                  <text:list-item>
                    <text:p>HiCo SVM-(0,62;0,72) f:0,67</text:p>
                  </text:list-item>
                  <text:list-item>
                    <text:p>MoCr SVM-(0,9;1) f:0,95</text:p>
                  </text:list-item>
                </text:list>
                <draw:g>
                  <svg:desc>'Dermo K-fold-10'.C20:'Dermo K-fold-10'.C23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HiCo KNN-(0,37;0,39) f:0,38</text:p>
                <draw:g>
                  <svg:desc>'Dermo K-fold-10'.C20:'Dermo K-fold-10'.C23</svg:desc>
                </draw:g>
              </table:table-cell>
              <table:table-cell office:value-type="float" office:value="0.37">
                <text:p>0.37</text:p>
                <draw:g>
                  <svg:desc>'Dermo K-fold-10'.D20:'Dermo K-fold-10'.D23</svg:desc>
                </draw:g>
              </table:table-cell>
              <table:table-cell office:value-type="float" office:value="0.39">
                <text:p>0.39</text:p>
                <draw:g>
                  <svg:desc>'Dermo K-fold-10'.E20:'Dermo K-fold-10'.E23</svg:desc>
                </draw:g>
              </table:table-cell>
              <table:table-cell office:value-type="float" office:value="0">
                <text:p>0</text:p>
                <draw:g>
                  <svg:desc>'Dermo K-fold-10'.D24:'Dermo K-fold-10'.D25</svg:desc>
                </draw:g>
              </table:table-cell>
              <table:table-cell office:value-type="float" office:value="0">
                <text:p>0</text:p>
                <draw:g>
                  <svg:desc>'Dermo K-fold-10'.E24:'Dermo K-fold-10'.E25</svg:desc>
                </draw:g>
              </table:table-cell>
            </table:table-row>
            <table:table-row>
              <table:table-cell office:value-type="string">
                <text:p>MoCr KNN-(0,95;1) f:0,97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Co SVM-(0,62;0,72) f:0,67</text:p>
              </table:table-cell>
              <table:table-cell office:value-type="float" office:value="0.62">
                <text:p>0.62</text:p>
              </table:table-cell>
              <table:table-cell office:value-type="float" office:value="0.72">
                <text:p>0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Cr SVM-(0,9;1) f:0,95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" chart:origin="0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35cm" chart:symbol-height="0.35cm">
        <chart:symbol-image xlink:href="Pictures/2000000A000000DD000000DDF1F7E11A.svm" xlink:type="simple" xlink:actuate="onLoad"/>
      </style:chart-properties>
      <style:graphic-properties draw:stroke="dash" draw:stroke-dash="Fine_20_Dashed" svg:stroke-color="#ff420e" draw:fill-color="#ff420e"/>
    </style:style>
    <style:style style:name="ch12" style:family="chart">
      <style:chart-properties chart:solid-type="cuboid" chart:symbol-type="named-symbol" chart:symbol-name="square" chart:symbol-width="0.25cm" chart:symbol-height="0.25cm" chart:label-position="left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 style:data-style-name="N0">
      <style:chart-properties chart:symbol-type="none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65cm" svg:y="0.316cm" chart:style-name="ch2">
          <text:p>Eretmo - Precision X Recall</text:p>
        </chart:title>
        <chart:plot-area chart:style-name="ch3" table:cell-range-address="'Eretmo K-fold-10'.C20:'Eretmo K-fold-10'.E23 'Eretmo K-fold-10'.E24:'Eretmo K-fold-10'.E25" chart:data-source-has-labels="both" svg:x="1.331cm" svg:y="1.301cm" svg:width="14.349cm" svg:height="6.538cm">
          <chartooo:coordinate-region svg:x="2.058cm" svg:y="1.5cm" svg:width="13.528cm" svg:height="5.692cm"/>
          <chart:axis chart:dimension="x" chart:name="primary-x" chart:style-name="ch4" chartooo:axis-type="auto">
            <chart:title svg:x="7.773cm" svg:y="8.019cm" chart:style-name="ch5">
              <text:p>Precision</text:p>
            </chart:title>
            <chart:categories table:cell-range-address="'Eretmo K-fold-10'.C20:'Eretmo K-fold-10'.C23"/>
            <chart:grid chart:style-name="ch6" chart:class="major"/>
          </chart:axis>
          <chart:axis chart:dimension="y" chart:name="primary-y" chart:style-name="ch7">
            <chart:title svg:x="0.451cm" svg:y="5.09cm" chart:style-name="ch8">
              <text:p>Recall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'Eretmo K-fold-10'.E20:'Eretmo K-fold-10'.E23" chart:label-cell-address="'Eretmo K-fold-10'.C20:'Eretmo K-fold-10'.C23" chart:class="chart:scatter">
            <chart:domain table:cell-range-address="'Eretmo K-fold-10'.D20:'Eretmo K-fold-10'.D23"/>
            <chart:data-point chart:style-name="ch11"/>
            <chart:data-point chart:style-name="ch12" chart:repeated="2"/>
            <chart:data-point chart:style-name="ch13"/>
          </chart:series>
          <chart:series chart:attached-axis="primary-y" chart:style-name="ch14" chart:values-cell-range-address="'Eretmo K-fold-10'.E24:'Eretmo K-fold-10'.E25" chart:class="chart:scatter">
            <chart:domain table:cell-range-address="'Eretmo K-fold-10'.D24:'Eretmo K-fold-10'.D25"/>
            <chart:regression-curve chart:style-name="ch15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HiCo KNN-(0,84;0,89) f:0,86 MoCr KNN-(0,91;0,56) f:0,69 HiCo SVM-(0,89;0,44) f:0,59 MoCr SVM-(0,89;0,44) f:0,53</text:p>
                <text:list>
                  <text:list-item>
                    <text:p>HiCo KNN-(0,84;0,89) f:0,86</text:p>
                  </text:list-item>
                  <text:list-item>
                    <text:p>MoCr KNN-(0,91;0,56) f:0,69</text:p>
                  </text:list-item>
                  <text:list-item>
                    <text:p>HiCo SVM-(0,89;0,44) f:0,59</text:p>
                  </text:list-item>
                  <text:list-item>
                    <text:p>MoCr SVM-(0,89;0,44) f:0,53</text:p>
                  </text:list-item>
                </text:list>
                <draw:g>
                  <svg:desc>'Eretmo K-fold-10'.C20:'Eretmo K-fold-10'.C23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HiCo KNN-(0,84;0,89) f:0,86</text:p>
                <draw:g>
                  <svg:desc>'Eretmo K-fold-10'.C20:'Eretmo K-fold-10'.C23</svg:desc>
                </draw:g>
              </table:table-cell>
              <table:table-cell office:value-type="float" office:value="0.84">
                <text:p>0.84</text:p>
                <draw:g>
                  <svg:desc>'Eretmo K-fold-10'.D20:'Eretmo K-fold-10'.D23</svg:desc>
                </draw:g>
              </table:table-cell>
              <table:table-cell office:value-type="float" office:value="0.89">
                <text:p>0.89</text:p>
                <draw:g>
                  <svg:desc>'Eretmo K-fold-10'.E20:'Eretmo K-fold-10'.E23</svg:desc>
                </draw:g>
              </table:table-cell>
              <table:table-cell office:value-type="float" office:value="0">
                <text:p>0</text:p>
                <draw:g>
                  <svg:desc>'Eretmo K-fold-10'.D24:'Eretmo K-fold-10'.D25</svg:desc>
                </draw:g>
              </table:table-cell>
              <table:table-cell office:value-type="float" office:value="0">
                <text:p>0</text:p>
                <draw:g>
                  <svg:desc>'Eretmo K-fold-10'.E24:'Eretmo K-fold-10'.E25</svg:desc>
                </draw:g>
              </table:table-cell>
            </table:table-row>
            <table:table-row>
              <table:table-cell office:value-type="string">
                <text:p>MoCr KNN-(0,91;0,56) f:0,69</text:p>
              </table:table-cell>
              <table:table-cell office:value-type="float" office:value="0.91">
                <text:p>0.91</text:p>
              </table:table-cell>
              <table:table-cell office:value-type="float" office:value="0.56">
                <text:p>0.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Co SVM-(0,89;0,44) f:0,59</text:p>
              </table:table-cell>
              <table:table-cell office:value-type="float" office:value="0.89">
                <text:p>0.89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Cr SVM-(0,89;0,44) f:0,53</text:p>
              </table:table-cell>
              <table:table-cell office:value-type="float" office:value="0.5">
                <text:p>0.5</text:p>
              </table:table-cell>
              <table:table-cell office:value-type="float" office:value="0.56">
                <text:p>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" chart:origin="0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 chart:label-position="top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35cm" chart:symbol-height="0.35cm">
        <chart:symbol-image/>
      </style:chart-properties>
      <style:graphic-properties draw:stroke="dash" draw:stroke-dash="Fine_20_Dashed" svg:stroke-color="#ff420e" draw:fill-color="#ff420e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0">
      <style:chart-properties chart:symbol-type="none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31cm" svg:y="0.316cm" chart:style-name="ch2">
          <text:p>Lepido - Precision X Recall</text:p>
        </chart:title>
        <chart:plot-area chart:style-name="ch3" table:cell-range-address="'Lepido K-fold-10'.C20:'Lepido K-fold-10'.E23 'Lepido K-fold-10'.E24:'Lepido K-fold-10'.E25" chart:data-source-has-labels="both" svg:x="1.331cm" svg:y="1.301cm" svg:width="14.349cm" svg:height="6.538cm">
          <chartooo:coordinate-region svg:x="2.058cm" svg:y="1.5cm" svg:width="13.528cm" svg:height="5.692cm"/>
          <chart:axis chart:dimension="x" chart:name="primary-x" chart:style-name="ch4" chartooo:axis-type="auto">
            <chart:title svg:x="7.773cm" svg:y="8.019cm" chart:style-name="ch5">
              <text:p>Precision</text:p>
            </chart:title>
            <chart:categories table:cell-range-address="'Lepido K-fold-10'.C20:'Lepido K-fold-10'.C23"/>
            <chart:grid chart:style-name="ch6" chart:class="major"/>
          </chart:axis>
          <chart:axis chart:dimension="y" chart:name="primary-y" chart:style-name="ch7">
            <chart:title svg:x="0.451cm" svg:y="5.09cm" chart:style-name="ch8">
              <text:p>Recall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'Lepido K-fold-10'.E20:'Lepido K-fold-10'.E23" chart:label-cell-address="'Lepido K-fold-10'.C20:'Lepido K-fold-10'.C23" chart:class="chart:scatter">
            <chart:domain table:cell-range-address="'Lepido K-fold-10'.D20:'Lepido K-fold-10'.D23"/>
            <chart:data-point/>
            <chart:data-point chart:style-name="ch11"/>
            <chart:data-point/>
            <chart:data-point chart:style-name="ch12"/>
          </chart:series>
          <chart:series chart:attached-axis="primary-y" chart:style-name="ch13" chart:values-cell-range-address="'Lepido K-fold-10'.E24:'Lepido K-fold-10'.E25" chart:class="chart:scatter">
            <chart:domain table:cell-range-address="'Lepido K-fold-10'.D24:'Lepido K-fold-10'.D25"/>
            <chart:regression-curve chart:style-name="ch14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HiCo KNN-(0,39;0,39) f:0,39 MoCr KNN-(0,58;0,61) f:0,59 HiCo SVM-(0,36;0,22) MoCr SVM-(0,62;0,28) f:0,39</text:p>
                <text:list>
                  <text:list-item>
                    <text:p>HiCo KNN-(0,39;0,39) f:0,39</text:p>
                  </text:list-item>
                  <text:list-item>
                    <text:p>MoCr KNN-(0,58;0,61) f:0,59</text:p>
                  </text:list-item>
                  <text:list-item>
                    <text:p>HiCo SVM-(0,36;0,22)</text:p>
                  </text:list-item>
                  <text:list-item>
                    <text:p>MoCr SVM-(0,62;0,28) f:0,39</text:p>
                  </text:list-item>
                </text:list>
                <draw:g>
                  <svg:desc>'Lepido K-fold-10'.C20:'Lepido K-fold-10'.C23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HiCo KNN-(0,39;0,39) f:0,39</text:p>
                <draw:g>
                  <svg:desc>'Lepido K-fold-10'.C20:'Lepido K-fold-10'.C23</svg:desc>
                </draw:g>
              </table:table-cell>
              <table:table-cell office:value-type="float" office:value="0.39">
                <text:p>0.39</text:p>
                <draw:g>
                  <svg:desc>'Lepido K-fold-10'.D20:'Lepido K-fold-10'.D23</svg:desc>
                </draw:g>
              </table:table-cell>
              <table:table-cell office:value-type="float" office:value="0.39">
                <text:p>0.39</text:p>
                <draw:g>
                  <svg:desc>'Lepido K-fold-10'.E20:'Lepido K-fold-10'.E23</svg:desc>
                </draw:g>
              </table:table-cell>
              <table:table-cell office:value-type="float" office:value="0">
                <text:p>0</text:p>
                <draw:g>
                  <svg:desc>'Lepido K-fold-10'.D24:'Lepido K-fold-10'.D25</svg:desc>
                </draw:g>
              </table:table-cell>
              <table:table-cell office:value-type="float" office:value="0">
                <text:p>0</text:p>
                <draw:g>
                  <svg:desc>'Lepido K-fold-10'.E24:'Lepido K-fold-10'.E25</svg:desc>
                </draw:g>
              </table:table-cell>
            </table:table-row>
            <table:table-row>
              <table:table-cell office:value-type="string">
                <text:p>MoCr KNN-(0,58;0,61) f:0,59</text:p>
              </table:table-cell>
              <table:table-cell office:value-type="float" office:value="0.58">
                <text:p>0.58</text:p>
              </table:table-cell>
              <table:table-cell office:value-type="float" office:value="0.61">
                <text:p>0.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Co SVM-(0,36;0,22)</text:p>
              </table:table-cell>
              <table:table-cell office:value-type="float" office:value="0.36">
                <text:p>0.36</text:p>
              </table:table-cell>
              <table:table-cell office:value-type="float" office:value="0.22">
                <text:p>0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Cr SVM-(0,62;0,28) f:0,39</text:p>
              </table:table-cell>
              <table:table-cell office:value-type="float" office:value="0.62">
                <text:p>0.62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